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592c7" officeooo:paragraph-rsid="000edd85"/>
    </style:style>
    <style:style style:name="P2" style:family="paragraph" style:parent-style-name="Text_20_body">
      <style:text-properties officeooo:rsid="0014c225" officeooo:paragraph-rsid="000edd85"/>
    </style:style>
    <style:style style:name="P3" style:family="paragraph" style:parent-style-name="Text_20_body">
      <style:text-properties officeooo:rsid="000edd85" officeooo:paragraph-rsid="000edd85"/>
    </style:style>
    <style:style style:name="P4" style:family="paragraph" style:parent-style-name="Text_20_body">
      <style:text-properties officeooo:rsid="00102541" officeooo:paragraph-rsid="00102541"/>
    </style:style>
    <style:style style:name="P5" style:family="paragraph" style:parent-style-name="Text_20_body">
      <style:text-properties officeooo:paragraph-rsid="00104c4d"/>
    </style:style>
    <style:style style:name="P6" style:family="paragraph" style:parent-style-name="Text_20_body">
      <style:text-properties officeooo:rsid="00104c4d" officeooo:paragraph-rsid="00104c4d"/>
    </style:style>
    <style:style style:name="P7" style:family="paragraph" style:parent-style-name="Text_20_body">
      <style:text-properties officeooo:rsid="0011e5c7" officeooo:paragraph-rsid="0011e5c7"/>
    </style:style>
    <style:style style:name="P8" style:family="paragraph" style:parent-style-name="Text_20_body">
      <style:text-properties officeooo:rsid="0011e5c7" officeooo:paragraph-rsid="0012cee0"/>
    </style:style>
    <style:style style:name="P9" style:family="paragraph" style:parent-style-name="Text_20_body">
      <style:text-properties officeooo:rsid="0012cee0" officeooo:paragraph-rsid="0012cee0"/>
    </style:style>
    <style:style style:name="P10" style:family="paragraph" style:parent-style-name="Text_20_body">
      <style:text-properties officeooo:rsid="0012cee0" officeooo:paragraph-rsid="001400ed"/>
    </style:style>
    <style:style style:name="P11" style:family="paragraph" style:parent-style-name="Text_20_body">
      <style:text-properties officeooo:rsid="001400ed" officeooo:paragraph-rsid="001400ed"/>
    </style:style>
    <style:style style:name="P12" style:family="paragraph" style:parent-style-name="Text_20_body">
      <style:text-properties officeooo:rsid="00140a84" officeooo:paragraph-rsid="00140a84"/>
    </style:style>
    <style:style style:name="P13" style:family="paragraph" style:parent-style-name="Text_20_body">
      <style:paragraph-properties fo:break-before="page"/>
      <style:text-properties officeooo:rsid="00104c4d" officeooo:paragraph-rsid="00104c4d"/>
    </style:style>
    <style:style style:name="P14" style:family="paragraph" style:parent-style-name="Preformatted_20_Text">
      <style:text-properties officeooo:rsid="0001dc23" officeooo:paragraph-rsid="00102541"/>
    </style:style>
    <style:style style:name="P15" style:family="paragraph" style:parent-style-name="Preformatted_20_Text">
      <style:text-properties officeooo:rsid="00102541" officeooo:paragraph-rsid="00102541"/>
    </style:style>
    <style:style style:name="P16" style:family="paragraph" style:parent-style-name="Preformatted_20_Text">
      <style:text-properties officeooo:paragraph-rsid="00102541"/>
    </style:style>
    <style:style style:name="P17" style:family="paragraph" style:parent-style-name="Preformatted_20_Text">
      <style:text-properties officeooo:paragraph-rsid="00104c4d"/>
    </style:style>
    <style:style style:name="P18" style:family="paragraph" style:parent-style-name="Preformatted_20_Text">
      <style:text-properties officeooo:rsid="001fd33e" officeooo:paragraph-rsid="0012cee0"/>
    </style:style>
    <style:style style:name="P19" style:family="paragraph" style:parent-style-name="Preformatted_20_Text">
      <style:text-properties officeooo:rsid="001400ed" officeooo:paragraph-rsid="001400ed"/>
    </style:style>
    <style:style style:name="P20" style:family="paragraph" style:parent-style-name="Preformatted_20_Text">
      <style:text-properties officeooo:rsid="00140a84" officeooo:paragraph-rsid="00140a84"/>
    </style:style>
    <style:style style:name="P21" style:family="paragraph" style:parent-style-name="Preformatted_20_Text">
      <style:text-properties officeooo:rsid="001ad7c6" officeooo:paragraph-rsid="00140a84"/>
    </style:style>
    <style:style style:name="P22" style:family="paragraph" style:parent-style-name="Heading">
      <style:text-properties officeooo:rsid="000edd85" officeooo:paragraph-rsid="000edd85"/>
    </style:style>
    <style:style style:name="P23" style:family="paragraph" style:parent-style-name="Heading">
      <style:text-properties officeooo:rsid="00102541" officeooo:paragraph-rsid="00102541"/>
    </style:style>
    <style:style style:name="P24" style:family="paragraph" style:parent-style-name="Heading">
      <style:text-properties officeooo:rsid="0011e5c7" officeooo:paragraph-rsid="0011e5c7"/>
    </style:style>
    <style:style style:name="P25" style:family="paragraph" style:parent-style-name="Heading">
      <style:paragraph-properties fo:break-before="page"/>
      <style:text-properties officeooo:rsid="001400ed" officeooo:paragraph-rsid="001400ed"/>
    </style:style>
    <style:style style:name="P26" style:family="paragraph" style:parent-style-name="Title">
      <style:paragraph-properties fo:text-align="center" style:justify-single-word="false"/>
      <style:text-properties officeooo:rsid="0014c225" officeooo:paragraph-rsid="000edd85"/>
    </style:style>
    <style:style style:name="P27" style:family="paragraph" style:parent-style-name="Title">
      <style:paragraph-properties fo:margin-top="0.423cm" fo:margin-bottom="0.212cm" loext:contextual-spacing="false" fo:text-align="center" style:justify-single-word="false"/>
      <style:text-properties officeooo:rsid="0014c225" officeooo:paragraph-rsid="000edd85"/>
    </style:style>
    <style:style style:name="P28" style:family="paragraph" style:parent-style-name="Frame_20_contents">
      <style:text-properties officeooo:rsid="00104c4d" officeooo:paragraph-rsid="00104c4d"/>
    </style:style>
    <style:style style:name="P29" style:family="paragraph" style:parent-style-name="Subtitle">
      <style:text-properties officeooo:rsid="0014c225" officeooo:paragraph-rsid="000edd85"/>
    </style:style>
    <style:style style:name="P30" style:family="paragraph" style:parent-style-name="Heading_20_2">
      <style:paragraph-properties fo:break-before="page"/>
      <style:text-properties officeooo:rsid="000edd85" officeooo:paragraph-rsid="000edd85"/>
    </style:style>
    <style:style style:name="P31" style:family="paragraph" style:parent-style-name="Heading_20_2">
      <style:text-properties officeooo:rsid="00102541" officeooo:paragraph-rsid="00102541"/>
    </style:style>
    <style:style style:name="P32" style:family="paragraph" style:parent-style-name="Header_20_right">
      <style:paragraph-properties fo:text-align="end" style:justify-single-word="false"/>
      <style:text-properties style:text-underline-style="solid" style:text-underline-width="auto" style:text-underline-color="font-color" officeooo:rsid="001592c7" officeooo:paragraph-rsid="000edd85"/>
    </style:style>
    <style:style style:name="P33" style:family="paragraph" style:parent-style-name="Header_20_right">
      <style:paragraph-properties fo:text-align="end" style:justify-single-word="false"/>
      <style:text-properties style:text-underline-style="none" officeooo:rsid="001592c7" officeooo:paragraph-rsid="000edd85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1617"/>
    </style:style>
    <style:style style:name="T3" style:family="text">
      <style:text-properties officeooo:rsid="000edd85"/>
    </style:style>
    <style:style style:name="T4" style:family="text">
      <style:text-properties officeooo:rsid="00102541"/>
    </style:style>
    <style:style style:name="T5" style:family="text">
      <style:text-properties officeooo:rsid="00104c4d"/>
    </style:style>
    <style:style style:name="T6" style:family="text">
      <style:text-properties officeooo:rsid="0012cee0"/>
    </style:style>
    <style:style style:name="T7" style:family="text">
      <style:text-properties officeooo:rsid="001400ed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draw:opacity="0%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rocław, <text:span text:style-name="T3">04</text:span>.0<text:span text:style-name="T3">4</text:span>.2017</text:p>
      <text:p text:style-name="P26"/>
      <text:p text:style-name="P26"/>
      <text:p text:style-name="P27">Laboratorium</text:p>
      <text:p text:style-name="P27">Technologii Sieciowych</text:p>
      <text:p text:style-name="P29">Temat:</text:p>
      <text:p text:style-name="P29"><text:span text:style-name="T3">Badanie topologi grafów sieciowych uwzględniając przypływ pakietów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Autor:<text:span text:style-name="T1"> Bartosz Banasik</text:span></text:p>
      <text:p text:style-name="P33">Informatyka, semestr: 4</text:p>
      <text:p text:style-name="P32">Prowadzący:<text:span text:style-name="T1"> dr </text:span><text:span text:style-name="T2">Łukasz Krzywiecki</text:span></text:p>
      <text:h text:style-name="P30" text:outline-level="2">1.Wstęp</text:h>
      <text:p text:style-name="P22">1.1 Cele pracy</text:p>
      <text:p text:style-name="P3">Celem pracy jest badanie topologi sieci pod wpływem zadanych macierzy natężeń. W pierwszej kolejności przyjżymy się samej topologi. Następnie będziemy badać średnie opóźnienie pakietu. Na koniec zajmiemy się określeniem <text:s/><text:span text:style-name="T4">niezawodności sieci pod wpływem zadanych parametrów.</text:span></text:p>
      <text:h text:style-name="P31" text:outline-level="2">2. Propozycja topologi sieci</text:h>
      <text:p text:style-name="P4">Określmy funkcje przepustowości ‘c’ jako maksymalna ilość bitów, którą można wprowadzić do kanału komunikacyjnego w ciągu sekundy.</text:p>
      <text:p text:style-name="P4">Określmy funkcje przepływu ‘a’ jako faktyczną liczbe pakietów, które wprowadza się do węzła komunikacyjnego.</text:p>
      <text:p text:style-name="P4"/>
      <text:p text:style-name="P4"/>
      <text:p text:style-name="P4"/>
      <text:p text:style-name="P4"/>
      <text:p text:style-name="P23">2.1 Propozycja</text:p>
      <text:p text:style-name="P4">Mamy Graf G=&lt;V,E&gt;, <text:span text:style-name="T5">gdzie |V| = 10, |E| &lt; 20.</text:span></text:p>
      <text:p text:style-name="P5"><draw:frame draw:style-name="fr1" draw:name="Frame1" text:anchor-type="paragraph" svg:x="8.807cm" svg:y="-0.046cm" svg:width="4.711cm" draw:z-index="0"><draw:text-box fo:min-height="5.027cm"><text:p text:style-name="P15">10</text:p><text:p text:style-name="P14">x 1 3 2 2 1 2 0 1 0</text:p><text:p text:style-name="P14">2 x 2 1 1 2 3 0 0 0</text:p><text:p text:style-name="P14">1 2 x 4 2 2 1 0 0 0</text:p><text:p text:style-name="P14">3 1 1 x 3 2 2 0 0 0</text:p><text:p text:style-name="P14">2 3 1 4 x 3 1 0 0 0</text:p><text:p text:style-name="P14">3 2 1 2 2 x 4 0 0 0</text:p><text:p text:style-name="P14">1 2 3 4 2 2 x 0 0 0</text:p><text:p text:style-name="P14">0 0 0 0 0 0 0 x 0 0</text:p><text:p text:style-name="P14">0 0 0 0 0 0 0 0 x 0</text:p><text:p text:style-name="P16">0 0 0 0 0 0 0 0 0 x</text:p></draw:text-box></draw:frame><text:span text:style-name="T4">Dla zadanej macierzy natężeń N: </text:span></text:p>
      <text:p text:style-name="P6"/>
      <text:p text:style-name="P6"/>
      <text:p text:style-name="P6"/>
      <text:p text:style-name="P6"/>
      <text:p text:style-name="P6"/>
      <text:p text:style-name="P6">Topologia grafu wysgląda następująco:</text:p>
      <text:p text:style-name="P17"><text:span text:style-name="T5">G = </text:span>([1, 2, 3, 4, 5, 6, 7, 8, 9, 10],</text:p>
      <text:p text:style-name="P17">[{1,2}, {2,3}, {3,4}, {4,5}, {5,6}, {6,7}, {7,8}, {8,9}, {9,10}, {1,10}, {1,3}, {3,5}, {5,7}, {2,4}, {4,6}, {6,8}, {1,8}])</text:p>
      <text:p text:style-name="Text_20_body"/>
      <text:p text:style-name="Text_20_body"/>
      <text:p text:style-name="P13">Dla poszczególnych kanałów komunikacyjnych wartości prezentują się następująco:</text:p>
      <text:p text:style-name="P24"><draw:frame draw:style-name="fr2" draw:name="Frame2" text:anchor-type="paragraph" svg:x="0.023cm" svg:y="-0.034cm" svg:width="18.283cm" draw:z-index="1"><draw:text-box fo:min-height="4.498cm"><text:p text:style-name="P28">1 - 2 Przplyw: 12000 c(v) = 170000 a(v) = 8 </text:p><text:p text:style-name="P28">2 - 3 Przplyw: 12000 c(v) = 170000 a(v) = 8 </text:p><text:p text:style-name="P28">3 - 4 Przplyw: 12000 c(v) = 170000 a(v) = 8 </text:p><text:p text:style-name="P28">4 - 5 Przplyw: 19500 c(v) = 170000 a(v) = 13 </text:p><text:p text:style-name="P28">5 - 6 Przplyw: 7500 c(v) = 170000 a(v) = 5 </text:p><text:p text:style-name="P28">6 - 7 Przplyw: 16500 c(v) = 170000 a(v) = 11 </text:p><text:p text:style-name="P28">7 - 8 Przplyw: 4500 c(v) = 170000 a(v) = 3 </text:p><text:p text:style-name="P28">8 - 9 Przplyw: 0 c(v) = 170000 a(v) = 0 </text:p><text:p text:style-name="P28">9 - 10 Przplyw: 1500 c(v) = 170000 a(v) = 1 </text:p><text:p text:style-name="P28">1 - 10 Przplyw: 1500 c(v) = 190000 a(v) = 1 </text:p><text:p text:style-name="P28">1 - 3 Przplyw: 12000 c(v) = 117000 a(v) = 8 </text:p><text:p text:style-name="P28">3 - 5 Przplyw: 22500 c(v) = 117000 a(v) = 15 </text:p><text:p text:style-name="P28">5 - 7 Przplyw: 19500 c(v) = 117000 a(v) = 13 </text:p><text:p text:style-name="P28">2 - 4 Przplyw: 24000 c(v) = 170000 a(v) = 16 </text:p><text:p text:style-name="P28">4 - 6 Przplyw: 24000 c(v) = 170000 a(v) = 16 </text:p><text:p text:style-name="P28">6 - 8 Przplyw: 6000 c(v) = 170000 a(v) = 4 </text:p><text:p text:style-name="P28">1 - 8 Przplyw: 10500 c(v) = 170000 a(v) = 7 </text:p></draw:text-box></draw:frame>2.2 Testowanie propozycji</text:p>
      <text:p text:style-name="P7">Tutaj skupimy się na średnium opóźnieniu pakietu danym wzorem </text:p>
      <text:p text:style-name="P8"><draw:frame draw:style-name="fr4" draw:name="Object1" text:anchor-type="as-char" svg:y="-0.667cm" svg:width="4.835cm" svg:height="1.644cm" draw:z-index="2"><draw:object xlink:href="./Object 1" xlink:type="simple" xlink:show="embed" xlink:actuate="onLoad"/><draw:image xlink:href="./ObjectReplacements/Object 1" xlink:type="simple" xlink:show="embed" xlink:actuate="onLoad"/></draw:frame> </text:p>
      <text:p text:style-name="P8">Gdzie: <text:s/>‘<text:span text:style-name="T6">G’ – suma wszystkich elemenetów macierzy natężeń, ‘m’ - średnia wielkość pakietu w bitach.</text:span></text:p>
      <text:p text:style-name="P9"><draw:frame draw:style-name="fr1" draw:name="Frame3" text:anchor-type="paragraph" svg:x="9.548cm" svg:y="-0.178cm" svg:width="4.711cm" draw:z-index="3"><draw:text-box fo:min-height="5.027cm"><text:p text:style-name="P15">10</text:p><text:p text:style-name="P14">x 1 3 2 2 1 2 0 1 0</text:p><text:p text:style-name="P14">2 x 2 1 1 2 3 0 0 0</text:p><text:p text:style-name="P14">1 2 x 4 2 2 1 0 0 0</text:p><text:p text:style-name="P14">3 1 1 x 3 2 2 0 0 0</text:p><text:p text:style-name="P14">2 3 1 4 x 3 1 0 0 0</text:p><text:p text:style-name="P14">3 2 1 2 2 x 4 0 0 0</text:p><text:p text:style-name="P14">1 2 3 4 2 2 x 0 0 0</text:p><text:p text:style-name="P14">0 0 0 0 0 0 0 x 0 0</text:p><text:p text:style-name="P14">0 0 0 0 0 0 0 0 x 0</text:p><text:p text:style-name="P16">0 0 0 0 0 0 0 0 0 x</text:p></draw:text-box></draw:frame>Dla macierzy natężeń N: </text:p>
      <text:p text:style-name="P9"/>
      <text:p text:style-name="Preformatted_20_Text">Output: Srednie opoznienie pakietu : 0.017288494854991232</text:p>
      <text:p text:style-name="P9"/>
      <text:p text:style-name="P9"/>
      <text:p text:style-name="P9"/>
      <text:p text:style-name="P10"><draw:frame draw:style-name="fr3" draw:name="Frame4" text:anchor-type="paragraph" svg:x="9.574cm" svg:y="-0.03cm" svg:width="4.632cm" draw:z-index="4"><draw:text-box fo:min-height="4.824cm"><text:p text:style-name="P18">10</text:p><text:p text:style-name="P18">x 1 3 2 2 1 2 0 1 0</text:p><text:p text:style-name="P18">2 x 2 1 1 2 3 1 3 2</text:p><text:p text:style-name="P18">1 2 x 4 2 2 1 2 3 4</text:p><text:p text:style-name="P18">3 1 1 x 3 2 2 1 2 3</text:p><text:p text:style-name="P18">2 3 1 4 x 3 1 0 0 0</text:p><text:p text:style-name="P18">3 2 1 2 2 x 4 1 2 0</text:p><text:p text:style-name="P18">1 2 3 4 2 2 x 0 2 0</text:p><text:p text:style-name="P18">0 2 0 0 1 0 0 x 0 0</text:p><text:p text:style-name="P18">0 4 3 2 0 3 2 0 x 0</text:p><text:p text:style-name="P18">2 0 0 0 1 0 0 1 0 x</text:p></draw:text-box></draw:frame>Dla macierzy netężeń N:</text:p>
      <text:p text:style-name="Preformatted_20_Text"><text:span text:style-name="T7">Output: Srednie opoznienie pakietu : 0.021216267048914612</text:span> </text:p>
      <text:p text:style-name="P25">2.3 Zastosowanie metody Monte Carlo do badanie niezawodnośći sieci.</text:p>
      <text:p text:style-name="Text_20_body"><text:span text:style-name="T7">Niech miarą niezawodności sieci będzie prawdopodobieństwo tego, że w dowolnym nierozspójniona sieć zachowuje T &lt; T_max. Prawdopodobieństwo nieuszkodzenia każdej krawędzi podawane jest jako input. Tak samo jak maksymalna wartość opóźnienia. </text:span><text:s/></text:p>
      <text:p text:style-name="P11">Macierz N powinna się znajdować w pliku o nazwie ‘Dane.txt’ zapisanym w katalogu projektu programu.</text:p>
      <text:p text:style-name="P11"><draw:frame draw:style-name="fr3" draw:name="Frame5" text:anchor-type="paragraph" svg:x="5.315cm" svg:y="-0.03cm" svg:width="4.632cm" draw:z-index="5"><draw:text-box fo:min-height="4.824cm"><text:p text:style-name="P18">10</text:p><text:p text:style-name="P18">x 1 3 2 2 1 2 0 1 0</text:p><text:p text:style-name="P18">2 x 2 1 1 2 3 1 3 2</text:p><text:p text:style-name="P18">1 2 x 4 2 2 1 2 3 4</text:p><text:p text:style-name="P18">3 1 1 x 3 2 2 1 2 3</text:p><text:p text:style-name="P18">2 3 1 4 x 3 1 0 0 0</text:p><text:p text:style-name="P18">3 2 1 2 2 x 4 1 2 0</text:p><text:p text:style-name="P18">1 2 3 4 2 2 x 0 2 0</text:p><text:p text:style-name="P18">0 2 0 0 1 0 0 x 0 0</text:p><text:p text:style-name="P18">0 4 3 2 0 3 2 0 x 0</text:p><text:p text:style-name="P18">2 0 0 0 1 0 0 1 0 x</text:p></draw:text-box></draw:frame></text:p>
      <text:p text:style-name="P11"/>
      <text:p text:style-name="P11">Macierz N : </text:p>
      <text:p text:style-name="P19"/>
      <text:p text:style-name="P19"/>
      <text:p text:style-name="P19"/>
      <text:p text:style-name="P19"/>
      <text:p text:style-name="P19"/>
      <text:p text:style-name="P19"/>
      <text:p text:style-name="P19">Input: 0.9 0.017</text:p>
      <text:p text:style-name="P20">Output: Badanie niezawodności sieci ...</text:p>
      <text:p text:style-name="P20">Ilosc sukcesow: 87</text:p>
      <text:p text:style-name="P20">Ilosc rozspojnien: 14</text:p>
      <text:p text:style-name="P20">Ilosc przekroczonych opoznien: 899</text:p>
      <text:p text:style-name="P20">Niezawodnosc sieci wynosi: 8.7 %</text:p>
      <text:p text:style-name="P20"/>
      <text:p text:style-name="P12">Dla zmienionych danych:</text:p>
      <text:p text:style-name="P12"><draw:frame draw:style-name="fr2" draw:name="Frame6" text:anchor-type="paragraph" svg:x="5.394cm" svg:y="-0.018cm" svg:width="4.473cm" draw:z-index="6"><draw:text-box fo:min-height="4.824cm"><text:p text:style-name="P21">10</text:p><text:p text:style-name="P21">x 1 3 2 2 1 2 0 0 0</text:p><text:p text:style-name="P21">2 x 2 1 1 2 3 0 0 0</text:p><text:p text:style-name="P21">1 2 x 4 2 2 1 0 0 0</text:p><text:p text:style-name="P21">3 1 1 x 3 2 2 0 0 0</text:p><text:p text:style-name="P21">2 3 1 4 x 3 1 0 0 0</text:p><text:p text:style-name="P21">3 2 1 2 2 x 4 0 0 0</text:p><text:p text:style-name="P21">1 2 3 4 2 2 x 0 0 0</text:p><text:p text:style-name="P21">0 0 0 0 0 0 0 x 0 0</text:p><text:p text:style-name="P21">0 0 0 0 0 0 0 0 x 0</text:p><text:p text:style-name="P21">0 0 0 0 0 0 0 0 0 x</text:p></draw:text-box></draw:frame></text:p>
      <text:p text:style-name="P12"/>
      <text:p text:style-name="P12">Macierz N: </text:p>
      <text:p text:style-name="P12"/>
      <text:p text:style-name="P12"/>
      <text:p text:style-name="P12"/>
      <text:p text:style-name="P20">Input: 0.9 0.017</text:p>
      <text:p text:style-name="P20">Output: Badanie niezawodności sieci ...</text:p>
      <text:p text:style-name="P20">Ilosc sukcesow: 748</text:p>
      <text:p text:style-name="P20">Ilosc rozspojnien: 13</text:p>
      <text:p text:style-name="P20">Ilosc przekroczonych opoznien: 239</text:p>
      <text:p text:style-name="P20">Niezawodnosc sieci wynosi: 74.8 %</text:p>
      <text:p text:style-name="P20"/>
      <text:p text:style-name="P12">Wnioski: Wraz ze wzrostem ilości pakietów przesyłanych po naszej sieci rośnie średnie opóźnienie pakiet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pl" fo:country="PL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l" fo:country="PL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23:55:19.559064634</meta:creation-date>
    <dc:date>2017-04-05T01:42:53.797443571</dc:date>
    <meta:editing-duration>PT1H5M21S</meta:editing-duration>
    <meta:editing-cycles>4</meta:editing-cycles>
    <meta:generator>LibreOffice/5.3.1.2$Linux_X86_64 LibreOffice_project/30m0$Build-2</meta:generator>
    <meta:document-statistic meta:table-count="0" meta:image-count="0" meta:object-count="1" meta:page-count="4" meta:paragraph-count="120" meta:word-count="1015" meta:character-count="4064" meta:non-whitespace-character-count="3139"/>
  </office:meta>
</office:document-meta>
</file>

<file path=Object 1/content.xml><?xml version="1.0" encoding="utf-8"?>
<math xmlns="http://www.w3.org/1998/Math/MathML" display="block">
  <semantics>
    <mrow>
      <mi>T</mi>
      <mo stretchy="false">=</mo>
      <mrow>
        <mfrac>
          <mn>1</mn>
          <mi>G</mi>
        </mfrac>
        <mo stretchy="false">∗</mo>
        <mrow>
          <msub>
            <mo stretchy="false">∑</mo>
            <mi>e</mi>
          </msub>
          <mrow>
            <mo fence="true" stretchy="false">(</mo>
            <mrow>
              <mfrac>
                <mrow>
                  <mi>a</mi>
                  <mrow>
                    <mo fence="true" stretchy="false">(</mo>
                    <mrow>
                      <mi>e</mi>
                    </mrow>
                    <mo fence="true" stretchy="false">)</mo>
                  </mrow>
                </mrow>
                <mrow>
                  <mrow>
                    <mfrac>
                      <mrow>
                        <mi>c</mi>
                        <mrow>
                          <mo fence="true" stretchy="false">(</mo>
                          <mrow>
                            <mi>e</mi>
                          </mrow>
                          <mo fence="true" stretchy="false">)</mo>
                        </mrow>
                      </mrow>
                      <mi>m</mi>
                    </mfrac>
                    <mo stretchy="false">−</mo>
                    <mi>a</mi>
                  </mrow>
                  <mrow>
                    <mo fence="true" stretchy="false">(</mo>
                    <mrow>
                      <mi>e</mi>
                    </mrow>
                    <mo fence="true" stretchy="false">)</mo>
                  </mrow>
                </mrow>
              </mfrac>
            </mrow>
            <mo fence="true" stretchy="false">)</mo>
          </mrow>
        </mrow>
      </mrow>
    </mrow>
    <annotation encoding="StarMath 5.0">T = {1} over {G} *SUM_e( {a(e)} over { {c(e)} over {m} - a(e)} ) </annotation>
  </semantics>
</math>
</file>